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US" officeooo:rsid="00073c2e"/>
    </style:style>
    <style:style style:name="T2" style:family="text">
      <style:text-properties officeooo:rsid="00073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_5f_code"><text:span text:style-name="T2">sudo </text:span>systemctl status apache2</text:p>
      <text:p text:style-name="_5f_text"/>
      <text:p text:style-name="_5f_text">Рассмотрим все по порядку. Опции очень сильно зависят от команд, поэтому рассмотрим их позже, а пока пройдемся по командах:</text:p>
      <text:p text:style-name="_5f_text"/>
      <text:p text:style-name="_5f_text">list-units - посмотреть все службы (юниты), аналог опции -t</text:p>
      <text:p text:style-name="_5f_text">list-sockets - посмотреть все службы сокетов</text:p>
      <text:p text:style-name="_5f_text">start - запустить службу linux</text:p>
      <text:p text:style-name="_5f_text">stop - остановить службу linux</text:p>
      <text:p text:style-name="_5f_text">reload - обновить конфигурацию службы из файла юнита</text:p>
      <text:p text:style-name="_5f_text">restart - перезапустить службу</text:p>
      <text:p text:style-name="_5f_text">try-restart - перезапустить службу, только если она запущена</text:p>
      <text:p text:style-name="_5f_text">reload-or-restart - обновить конфигурацию затем выполнить перезапуск службы linux, если не поддерживается - только перезапустить</text:p>
      <text:p text:style-name="_5f_text">isolate - запустить только одну службу вместе с ее зависимостями, все остальные остановить</text:p>
      <text:p text:style-name="_5f_text">kill - отправить сигнал завершения процессу используется вместе с опциями --signal и --kill-who</text:p>
      <text:p text:style-name="_5f_text">is-active - проверить запущена ли служба linux</text:p>
      <text:p text:style-name="_5f_text">is-failed - проверить не завершилась ли служба с ошибкой</text:p>
      <text:p text:style-name="_5f_text">status - посмотреть состояние и вывод службы</text:p>
      <text:p text:style-name="_5f_text">show - посмотреть параметры управления службой в Linux</text:p>
      <text:p text:style-name="_5f_text">reset-failed - перезапустить службы linux, завершившиеся с ошибкой</text:p>
      <text:p text:style-name="_5f_text">list-dependencies - посмотреть зависимости службы linux</text:p>
      <text:p text:style-name="_5f_text">list-unit-files - вывести все установленные файлы служб</text:p>
      <text:p text:style-name="_5f_text">enable - добавить службу в автозагрузку</text:p>
      <text:p text:style-name="_5f_text">disable - удалить службу из автозагрузки</text:p>
      <text:p text:style-name="_5f_text">is-enabled - проверить если ли уже служба в автозагрузке</text:p>
      <text:p text:style-name="_5f_text">reenable - сначала выполнить disable потом enable для службы</text:p>
      <text:p text:style-name="_5f_text">list-jobs - все запущенные службы linux независимо от типа</text:p>
      <text:p text:style-name="_5f_text">snapsot - сохранить состояние служб, чтобы потом восстановить</text:p>
      <text:p text:style-name="_5f_text">daemon-reload - обновить конфигурацию всех служб</text:p>
      <text:p text:style-name="_5f_text">mask - сделать юнит недоступным</text:p>
      <text:p text:style-name="_5f_text">unmask - вернуть файл службы linux</text:p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7T15:05:02.855000000</dc:date>
    <meta:editing-duration>PT18M5S</meta:editing-duration>
    <meta:editing-cycles>6</meta:editing-cycles>
    <meta:document-statistic meta:table-count="0" meta:image-count="0" meta:object-count="0" meta:page-count="1" meta:paragraph-count="28" meta:word-count="227" meta:character-count="1573" meta:non-whitespace-character-count="1376"/>
  </office:meta>
</office:document-meta>
</file>